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>
        <style:tab-stops>
          <style:tab-stop style:position="6.165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4pt" officeooo:rsid="0016eb45" officeooo:paragraph-rsid="000da1c4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16eb45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16eb45" officeooo:paragraph-rsid="000da1c4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16eb45" officeooo:paragraph-rsid="0016eb45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officeooo:rsid="0016eb45" officeooo:paragraph-rsid="0018d509" style:font-size-asian="14pt" style:font-name-complex="Times New Roman1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officeooo:rsid="0018f4ac" officeooo:paragraph-rsid="0018f4ac" style:font-size-asian="14pt" style:font-name-complex="Times New Roman1" style:font-size-complex="14pt"/>
    </style:style>
    <style:style style:name="T1" style:family="text">
      <style:text-properties style:font-name="Times New Roman" fo:font-size="14pt" officeooo:rsid="0013b292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92411" style:font-size-asian="14pt" style:font-name-complex="Times New Roman1" style:font-size-complex="14pt"/>
    </style:style>
    <style:style style:name="T3" style:family="text">
      <style:text-properties officeooo:rsid="0013b292"/>
    </style:style>
    <style:style style:name="T4" style:family="text">
      <style:text-properties officeooo:rsid="0016eb45"/>
    </style:style>
    <style:style style:name="T5" style:family="text">
      <style:text-properties officeooo:rsid="0018d509"/>
    </style:style>
    <style:style style:name="T6" style:family="text">
      <style:text-properties officeooo:rsid="0018f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Отзыв</text:p>
      <text:p text:style-name="P7">на курсовую работу</text:p>
      <text:p text:style-name="P5"><text:span text:style-name="T4">студента 1 курса магистратуры Н.Н. Авдеева</text:span></text:p>
      <text:p text:style-name="P5"/>
      <text:p text:style-name="P5"/>
      <text:p text:style-name="P5"/>
      <text:p text:style-name="P5"/>
      <text:p text:style-name="P12">Курсовая работа <text:span text:style-name="T5">студента 1 куса магистратуры Н.Н. Авдеева содержит оригинальные исследовани</text:span>я <text:span text:style-name="T6">в области функционального анализа и носит не реферативный характер. Некоторые результаты, вошедшие в состав этой курсовой работы, были ранее опубликованы в материалах конференций.</text:span></text:p>
      <text:p text:style-name="P13">В св<text:span text:style-name="T4">я</text:span>зи с вышеизложенным курсовую работу оцениваю на «отлично».</text:p>
      <text:p text:style-name="P5"/>
      <text:p text:style-name="P5"/>
      <text:p text:style-name="P9"/>
      <text:p text:style-name="P9"/>
      <text:p text:style-name="P9"/>
      <text:p text:style-name="P9"/>
      <text:p text:style-name="P10"/>
      <text:p text:style-name="P3"><text:span text:style-name="T1">« __ » _______ </text:span><text:span text:style-name="T2">2018 г.</text:span></text:p>
      <text:p text:style-name="P11">Руководитель: _________ д.физ.-мат.н., проф. <text:span text:style-name="T3">Е</text:span>.<text:span text:style-name="T3">М</text:span>.<text:span text:style-name="T3">Семёно</text:span>в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сюша</meta:initial-creator>
    <meta:editing-cycles>12</meta:editing-cycles>
    <meta:creation-date>2016-05-17T15:15:00</meta:creation-date>
    <dc:date>2018-06-05T16:31:29.305042435</dc:date>
    <meta:editing-duration>PT5H37M19S</meta:editing-duration>
    <meta:generator>LibreOffice/5.1.6.2$Linux_X86_64 LibreOffice_project/10m0$Build-2</meta:generator>
    <meta:document-statistic meta:table-count="0" meta:image-count="0" meta:object-count="0" meta:page-count="1" meta:paragraph-count="7" meta:word-count="64" meta:character-count="478" meta:non-whitespace-character-count="42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